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11pt" style:font-size-asian="11pt" style:font-size-complex="11pt"/>
    </style:style>
    <style:style style:name="P3" style:parent-style-name="Standard" style:family="paragraph">
      <style:text-properties fo:font-size="11pt" style:font-size-asian="11pt" style:font-size-complex="11pt"/>
    </style:style>
    <style:style style:name="P4" style:parent-style-name="Standard" style:family="paragraph">
      <style:text-properties fo:font-size="11pt" style:font-size-asian="11pt" style:font-size-complex="11pt"/>
    </style:style>
    <style:style style:name="P5" style:parent-style-name="Standard" style:family="paragraph">
      <style:text-properties fo:font-size="11pt" style:font-size-asian="11pt" style:font-size-complex="11pt"/>
    </style:style>
    <style:style style:name="P6" style:parent-style-name="Standard" style:family="paragraph">
      <style:text-properties fo:font-size="11pt" style:font-size-asian="11pt" style:font-size-complex="11pt"/>
    </style:style>
    <style:style style:name="P7" style:parent-style-name="Standard" style:family="paragraph">
      <style:text-properties fo:font-size="11pt" style:font-size-asian="11pt" style:font-size-complex="11pt"/>
    </style:style>
    <style:style style:name="P8" style:parent-style-name="Standard" style:family="paragraph"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/>
    </style:style>
    <style:style style:name="P10" style:parent-style-name="Standard" style:family="paragraph">
      <style:text-properties fo:font-size="11pt" style:font-size-asian="11pt" style:font-size-complex="11pt"/>
    </style:style>
    <style:style style:name="P11" style:parent-style-name="Standard" style:family="paragraph">
      <style:text-properties fo:font-size="11pt" style:font-size-asian="11pt" style:font-size-complex="11pt"/>
    </style:style>
    <style:style style:name="P12" style:parent-style-name="Standard" style:family="paragraph">
      <style:text-properties fo:font-size="11pt" style:font-size-asian="11pt" style:font-size-complex="11pt"/>
    </style:style>
    <style:style style:name="P13" style:parent-style-name="Standard" style:family="paragraph">
      <style:text-properties fo:font-size="11pt" style:font-size-asian="11pt" style:font-size-complex="11pt"/>
    </style:style>
    <style:style style:name="P14" style:parent-style-name="Standard" style:family="paragraph">
      <style:text-properties fo:font-size="11pt" style:font-size-asian="11pt" style:font-size-complex="11pt"/>
    </style:style>
    <style:style style:name="P15" style:parent-style-name="Standard" style:family="paragraph">
      <style:text-properties fo:font-size="11pt" style:font-size-asian="11pt" style:font-size-complex="11pt"/>
    </style:style>
    <style:style style:name="P16" style:parent-style-name="Standard" style:family="paragraph">
      <style:text-properties fo:font-size="11pt" style:font-size-asian="11pt" style:font-size-complex="11pt"/>
    </style:style>
    <style:style style:name="P17" style:parent-style-name="Standard" style:family="paragraph">
      <style:text-properties fo:font-size="11pt" style:font-size-asian="11pt" style:font-size-complex="11pt"/>
    </style:style>
    <style:style style:name="P18" style:parent-style-name="Standard" style:family="paragraph">
      <style:text-properties fo:font-size="11pt" style:font-size-asian="11pt" style:font-size-complex="11pt"/>
    </style:style>
    <style:style style:name="P19" style:parent-style-name="Standard" style:family="paragraph">
      <style:text-properties fo:font-size="11pt" style:font-size-asian="11pt" style:font-size-complex="11pt"/>
    </style:style>
    <style:style style:name="P20" style:parent-style-name="Standard" style:family="paragraph">
      <style:text-properties fo:font-size="11pt" style:font-size-asian="11pt" style:font-size-complex="11pt"/>
    </style:style>
    <style:style style:name="P21" style:parent-style-name="Standard" style:family="paragraph">
      <style:text-properties fo:font-size="11pt" style:font-size-asian="11pt" style:font-size-complex="11pt"/>
    </style:style>
    <style:style style:name="P22" style:parent-style-name="Standard" style:family="paragraph"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/>
    </style:style>
    <style:style style:name="P25" style:parent-style-name="Standard" style:family="paragraph">
      <style:text-properties fo:font-size="11pt" style:font-size-asian="11pt" style:font-size-complex="11pt"/>
    </style:style>
    <style:style style:name="P26" style:parent-style-name="Standard" style:family="paragraph">
      <style:text-properties fo:font-size="11pt" style:font-size-asian="11pt" style:font-size-complex="11pt"/>
    </style:style>
    <style:style style:name="P27" style:parent-style-name="Standard" style:family="paragraph">
      <style:text-properties fo:font-size="11pt" style:font-size-asian="11pt" style:font-size-complex="11pt"/>
    </style:style>
  </office:automatic-styles>
  <office:body>
    <office:text text:use-soft-page-breaks="true">
      <text:p text:style-name="P1"/>
      <text:p text:style-name="Standard">-----CREATION OF TABLE-----</text:p>
      <text:p text:style-name="Standard"/>
      <text:p text:style-name="Standard">CREATE TABLE SUPPLIER(s_no varchar(5) not null primary key,sname varchar(16) not<text:s/>null,age number(3) not null,city varchar(7) not null);</text:p>
      <text:p text:style-name="Standard"/>
      <text:p text:style-name="Standard">CREATE TABLE CUSTOMER(cust_no varchar(7) not null,name varchar(17) not null,age number(3) not null,city varchar(7) not null,pincode number(7) not null,state varchar(12) not null, primary key(cust_no));</text:p>
      <text:p text:style-name="Standard"/>
      <text:p text:style-name="Standard">CREATE TABLE PRODUCT(product_no varchar(7) not null, description varchar(18) not null, company varchar(6) not null, price number(7) not null, primary key(product_no));</text:p>
      <text:p text:style-name="Standard"/>
      <text:p text:style-name="Standard">CREATE TABLE PURCHASE(order_no varchar(7) not null primary key, custno varchar(7) not null, prono varchar(7) not null, quantity number(2) not null, orderdate date, foreign key(custno) references CUSTOMER(cust_no) ON DELETE CASCADE, foreign key(prodno) references PRODUCT(product_no) ON DELETE CASCADE);</text:p>
      <text:p text:style-name="Standard"/>
      <text:p text:style-name="Standard">-----DESCRIPTION OF TABLE-----</text:p>
      <text:p text:style-name="Standard"/>
      <text:p text:style-name="Standard">SQL&gt;<text:s/>desc PURCHASE;</text:p>
      <text:p text:style-name="Standard"><text:s/>Name<text:tab/><text:tab/><text:tab/><text:tab/><text:tab/><text:s text:c="3"/>Null? <text:s text:c="11"/>Type</text:p>
      <text:p text:style-name="Standard"><text:s/>----------------------------------------- -------- ----------------------------</text:p>
      <text:p text:style-name="Standard"><text:s/>ORDER_NO<text:tab/><text:tab/><text:tab/><text:tab/><text:s text:c="3"/>NOT NULL VARCHAR2(10)</text:p>
      <text:p text:style-name="Standard"><text:s/>CUSTNO<text:s/><text:tab/><text:tab/><text:tab/><text:tab/><text:s text:c="3"/>NOT NULL VARCHAR2(10)</text:p>
      <text:p text:style-name="Standard"><text:s/>PRODNO<text:s/><text:tab/><text:tab/><text:tab/><text:tab/><text:s text:c="3"/>NOT NULL VARCHAR2(10)</text:p>
      <text:p text:style-name="Standard"><text:s/>QUANTITY<text:tab/><text:tab/><text:tab/><text:tab/><text:s text:c="3"/>NOT NULL NUMBER(2)</text:p>
      <text:p text:style-name="Standard"><text:s/>ORDERDATE<text:tab/><text:tab/><text:tab/><text:tab/><text:tab/><text:s text:c="4"/>DATE</text:p>
      <text:p text:style-name="Standard"/>
      <text:p text:style-name="Standard">SQL&gt; desc PRODUCT;</text:p>
      <text:p text:style-name="Standard"><text:s/>Name<text:tab/><text:tab/><text:tab/><text:tab/><text:tab/><text:s text:c="3"/>Null? <text:s text:c="11"/>Type</text:p>
      <text:p text:style-name="Standard"><text:s/>-----------------------------------------<text:s/><text:tab/><text:s text:c="3"/>--------<text:s/><text:tab/>----------------------------</text:p>
      <text:p text:style-name="Standard"><text:s/>PRODUCT_NO<text:tab/><text:tab/><text:tab/><text:s text:c="3"/>NOT NULL VARCHAR2(15)</text:p>
      <text:p text:style-name="Standard"><text:s/>DESCRIPTION<text:tab/><text:tab/><text:tab/><text:s text:c="3"/>NOT NULL VARCHAR2(20)</text:p>
      <text:p text:style-name="Standard"><text:s/>COMPANY<text:tab/><text:tab/><text:tab/><text:tab/><text:s text:c="3"/>NOT NULL VARCHAR2(15)</text:p>
      <text:p text:style-name="Standard"><text:s/>PRICE<text:tab/><text:tab/><text:tab/><text:tab/><text:s text:c="3"/>NOT NULL NUMBER(7)</text:p>
      <text:p text:style-name="Standard"/>
      <text:p text:style-name="Standard">SQL&gt; desc CUSTOMER;</text:p>
      <text:p text:style-name="Standard"><text:s/>Name<text:tab/><text:tab/><text:tab/><text:tab/><text:tab/><text:s text:c="3"/>Null? <text:s text:c="10"/>Type</text:p>
      <text:p text:style-name="Standard"><text:s/>----------------------------------------- -------- ----------------------------</text:p>
      <text:p text:style-name="Standard"><text:s/>CUST_NO<text:tab/><text:tab/><text:tab/><text:tab/><text:s text:c="3"/>NOT NULL VARCHAR2(15)</text:p>
      <text:p text:style-name="Standard"><text:s/>NAME<text:tab/><text:tab/><text:tab/><text:tab/><text:s text:c="3"/>NOT NULL VARCHAR2(20)</text:p>
      <text:p text:style-name="Standard"><text:s/>AGE<text:tab/><text:tab/><text:tab/><text:tab/><text:tab/><text:s text:c="3"/>NOT NULL NUMBER(3)</text:p>
      <text:p text:style-name="Standard"><text:s/>CITY<text:tab/><text:tab/><text:tab/><text:tab/><text:tab/><text:s text:c="3"/>NOT NULL VARCHAR2(20)</text:p>
      <text:p text:style-name="Standard"><text:s/>PINCODE<text:tab/><text:tab/><text:tab/><text:tab/><text:s text:c="3"/>NOT NULL NUMBER(10)</text:p>
      <text:p text:style-name="Standard"><text:s/>STATE<text:tab/><text:tab/><text:tab/><text:tab/><text:s text:c="3"/>NOT NULL VARCHAR2(15)</text:p>
      <text:p text:style-name="Standard"/>
      <text:p text:style-name="Standard">SQL&gt; desc SUPPLIER;</text:p>
      <text:p text:style-name="Standard"><text:s/>Name<text:tab/><text:tab/><text:tab/><text:tab/><text:tab/><text:s text:c="3"/>Null? <text:s text:c="10"/>Type</text:p>
      <text:p text:style-name="Standard"><text:s/>----------------------------------------- -------- ----------------------------</text:p>
      <text:p text:style-name="Standard"><text:s/>S_NO<text:tab/><text:tab/><text:tab/><text:tab/><text:tab/><text:s text:c="3"/>NOT NULL VARCHAR2(10)</text:p>
      <text:p text:style-name="Standard"><text:s/>SNAME<text:tab/><text:tab/><text:tab/><text:tab/><text:s text:c="3"/>NOT NULL VARCHAR2(20)</text:p>
      <text:soft-page-break/>
      <text:p text:style-name="Standard"><text:s/>AGE<text:tab/><text:tab/><text:tab/><text:tab/><text:tab/><text:s text:c="3"/>NOT NULL NUMBER(3)</text:p>
      <text:p text:style-name="Standard"><text:s/>CITY<text:tab/><text:tab/><text:tab/><text:tab/><text:tab/><text:s text:c="3"/>NOT NULL VARCHAR2(20)</text:p>
      <text:p text:style-name="Standard"/>
      <text:p text:style-name="Standard">-----INSERTION OF VALUES INTO TABLES-----</text:p>
      <text:p text:style-name="Standard"/>
      <text:p text:style-name="P2">INSERT INTO SUPPLIER VALUES('S001','Ivan Bayross',35,'Bombay');</text:p>
      <text:p text:style-name="P3">INSERT INTO SUPPLIER VALUES('S002','NirmalaAgarwal',35,'Madras');</text:p>
      <text:p text:style-name="P4">INSERT INTO SUPPLIER<text:s/>VALUES('C003','Susmitha',55,'Bombay');</text:p>
      <text:p text:style-name="P5">INSERT INTO SUPPLIER VALUES('C004','BasuNavindgi',45,'Bombay');</text:p>
      <text:p text:style-name="P6">INSERT INTO SUPPLIER VALUES('C005','Ravi Sreedharan',25,'Delhi');</text:p>
      <text:p text:style-name="P7">INSERT INTO SUPPLIER VALUES('C006','Nanda Gopal',25,'Madras');</text:p>
      <text:p text:style-name="Standard"/>
      <text:p text:style-name="P8">INSERT INTO CUSTOMER VALUES('C00001','Ivan Bayross',35,'Bombay',400054,'Maharashtra');</text:p>
      <text:p text:style-name="P9">INSERT INTO CUSTOMER VALUES('C00002','Vandana Saitwal',35,'Madras',780001,'Tamilnadu');</text:p>
      <text:p text:style-name="P10">INSERT INTO CUSTOMER VALUES('C00003','Pramada Jaguste',55,'Bombay',400057,'Maharashtra');</text:p>
      <text:p text:style-name="P11">INSERT INTO CUSTOMER VALUES('C00004','Basu Navindgi',45,'Bombay',400056,'Maharashtra');</text:p>
      <text:p text:style-name="P12">INSERT INTO CUSTOMER VALUES('C00005','Ravi Sreedharan',25,'Delhi',100001,'Delhi');</text:p>
      <text:p text:style-name="P13">INSERT INTO CUSTOMER VALUES('C00006','Rukmini',25,'Madras',780001,'Tamilnadu');</text:p>
      <text:p text:style-name="P14"/>
      <text:p text:style-name="P15">INSERT INTO PRODUCT VALUES('P00001','12 W Flood Light','Wipro',5000);</text:p>
      <text:p text:style-name="P16">INSERT INTO PRODUCT VALUES('P00002','Laptop Adapter','Dell',1560);</text:p>
      <text:p text:style-name="P17">INSERT INTO PRODUCT VALUES('P00003','Tablet','HCL',11000);</text:p>
      <text:p text:style-name="P18">INSERT INTO PRODUCT VALUES('P00004','Garnet 50W led','Wipro',999);</text:p>
      <text:p text:style-name="P19">INSERT INTO<text:s/>PRODUCT VALUES('P00005','Laptop Charger','HCL',1690);</text:p>
      <text:p text:style-name="P20"/>
      <text:p text:style-name="P21">INSERT INTO PURCHASE VALUES('O00001','C00002','P00003',2,'20-01-16');</text:p>
      <text:p text:style-name="P22">INSERT INTO PURCHASE VALUES('O00002','C00003','P00002',1,'27-01-16');</text:p>
      <text:p text:style-name="P23">INSERT INTO PURCHASE VALUES('O00003','C00004','P00002',3,'28-01-16');</text:p>
      <text:p text:style-name="P24">INSERT INTO PURCHASE VALUES('O00004','C00006','P00001',3,'20-02-16');</text:p>
      <text:p text:style-name="P25">INSERT INTO PURCHASE VALUES('O00005','C00003','P00005',4,'07-04-16');</text:p>
      <text:p text:style-name="P26">INSERT INTO PURCHASE VALUES('O00006','C00004','P00002',2,'22-05-16');</text:p>
      <text:p text:style-name="P27">INSERT INTO PURCHASE VALUES('O00007','C00005','P00004',1,'26-05-16');</text:p>
      <text:p text:style-name="Standard"/>
      <text:p text:style-name="Standard">-----DISPLAY OF TABLES-----</text:p>
      <text:p text:style-name="Standard"/>
      <text:p text:style-name="Standard">SQL&gt; SELECT * FROM PURCHASE;</text:p>
      <text:p text:style-name="Standard"/>
      <text:p text:style-name="Standard">ORDER_NO <text:s text:c="2"/>CUSTNO <text:s text:c="4"/>PRODNO<text:tab/><text:s text:c="3"/>QUANTITY ORDERDATE</text:p>
      <text:p text:style-name="Standard">---------- <text:s text:c="10"/>---------- <text:s text:c="7"/>---------- <text:s text:c="14"/>---------- <text:s text:c="8"/>--------</text:p>
      <text:p text:style-name="Standard">O00001<text:tab/><text:s text:c="3"/>C00002 <text:s text:c="2"/><text:s text:c="2"/>P00003<text:tab/><text:tab/><text:s text:c="8"/>2<text:s/><text:tab/><text:tab/>20-01-16</text:p>
      <text:p text:style-name="Standard">O00002<text:tab/><text:s text:c="3"/>C00003 <text:s text:c="4"/>P00002<text:tab/><text:tab/><text:s text:c="8"/>1<text:s/><text:tab/><text:tab/>27-01-16</text:p>
      <text:p text:style-name="Standard">O00003<text:tab/><text:s text:c="3"/>C00006 <text:s text:c="4"/>P00001<text:tab/><text:tab/><text:s text:c="8"/>3<text:s/><text:tab/><text:tab/>20-02-16</text:p>
      <text:p text:style-name="Standard">O00004<text:tab/><text:s text:c="3"/>C00003 <text:s text:c="4"/>P00005<text:tab/><text:tab/><text:s text:c="8"/>4<text:s/><text:tab/><text:tab/>07-04-16</text:p>
      <text:p text:style-name="Standard">O00005<text:tab/><text:s text:c="3"/>C00004 <text:s text:c="4"/>P00002<text:tab/><text:tab/><text:s text:c="8"/>2<text:s/><text:tab/><text:tab/>22-05-16</text:p>
      <text:p text:style-name="Standard">O00006<text:tab/><text:s text:c="3"/>C00005 <text:s text:c="4"/>P00004<text:tab/><text:tab/><text:s text:c="8"/>1<text:s/><text:tab/><text:tab/>26-05-16</text:p>
      <text:p text:style-name="Standard"/>
      <text:p text:style-name="Standard">SQL&gt; SELECT * FROM PRODUCT;</text:p>
      <text:p text:style-name="Standard"/>
      <text:p text:style-name="Standard">PRODUCT_NO<text:tab/>DESCRIPTION <text:s text:c="6"/>COMPANY <text:s text:c="7"/>PRICE</text:p>
      <text:p text:style-name="Standard">--------------- <text:s text:c="14"/>-------------------- <text:s text:c="6"/>--------------- <text:s text:c="6"/>----------</text:p>
      <text:p text:style-name="Standard">P00001<text:tab/><text:tab/>12 W Flood Light <text:s text:c="4"/>Wipro<text:tab/><text:tab/><text:s text:c="3"/>5000</text:p>
      <text:p text:style-name="Standard">P00002<text:tab/><text:tab/>Laptop Adapter <text:s text:c="8"/>Dell<text:tab/><text:tab/><text:s text:c="3"/>1560</text:p>
      <text:p text:style-name="Standard">P00003<text:tab/><text:tab/>Tablet<text:tab/><text:tab/><text:s text:c="10"/>HCL<text:tab/><text:tab/><text:s text:c="2"/>11000</text:p>
      <text:p text:style-name="Standard">P00004<text:tab/><text:tab/>Garnet 50W led <text:s text:c="7"/>Wipro<text:tab/><text:tab/><text:s text:c="4"/>999</text:p>
      <text:soft-page-break/>
      <text:p text:style-name="Standard">P00005<text:tab/><text:tab/>Laptop Charger <text:s text:c="8"/>HCL<text:tab/><text:tab/><text:s text:c="3"/>1690</text:p>
      <text:p text:style-name="Standard"/>
      <text:p text:style-name="Standard"/>
      <text:p text:style-name="Standard">SQL&gt; SELECT * FROM CUSTOMER;</text:p>
      <text:p text:style-name="Standard"/>
      <text:p text:style-name="Standard">CUST_NO<text:s/><text:tab/>NAME<text:tab/><text:s text:c="17"/>AGE CITY<text:tab/><text:s text:c="5"/>PINCODE <text:s text:c="2"/>STATE</text:p>
      <text:p text:style-name="Standard">--------------- ------------------------------ ---------- ------------- ---------------</text:p>
      <text:p text:style-name="Standard">C00001<text:tab/>Ivan Bayross<text:tab/><text:s text:c="8"/>35 <text:s text:c="2"/>Bombay<text:tab/>400054 <text:s/>Maharashtra</text:p>
      <text:p text:style-name="Standard">C00002<text:tab/>Vandana Saitwal <text:s text:c="4"/>35 <text:s text:c="2"/>Madras<text:tab/>780001 <text:s/>Tamilnadu</text:p>
      <text:p text:style-name="Standard">C00003<text:tab/>Pramada Jaguste <text:s text:c="4"/>55 <text:s text:c="2"/>Bombay<text:tab/>400057 <text:s/>Maharashtra</text:p>
      <text:p text:style-name="Standard">C00004<text:tab/>Basu Navindgi <text:s text:c="7"/>45 <text:s text:c="2"/>Bombay<text:tab/>400056 <text:s/>Maharashtra</text:p>
      <text:p text:style-name="Standard">C00005<text:tab/>Ravi Sreedharan <text:s text:c="4"/>25 <text:s text:c="2"/>Delhi<text:tab/>100001 <text:s/>Delhi</text:p>
      <text:p text:style-name="Standard">C00006<text:tab/>Rukmini <text:s text:c="17"/>25 <text:s text:c="2"/>Madras<text:tab/>780001 <text:s/>Tamilnadu</text:p>
      <text:p text:style-name="Standard"/>
      <text:p text:style-name="Standard">SQL&gt; SELECT * FROM SUPPLIER;</text:p>
      <text:p text:style-name="Standard"/>
      <text:p text:style-name="Standard">S_NO<text:tab/><text:s text:c="3"/>SNAME<text:tab/><text:tab/><text:s text:c="7"/>AGE CITY</text:p>
      <text:p text:style-name="Standard">---------- -------------------- ---------- --------------------</text:p>
      <text:p text:style-name="Standard">S001<text:tab/><text:s text:c="3"/>Ivan Bayross<text:s/><text:tab/><text:tab/>35 Bombay</text:p>
      <text:p text:style-name="Standard">S002<text:tab/><text:s text:c="3"/>Nirmala Agarwal<text:tab/><text:tab/>35 Madras</text:p>
      <text:p text:style-name="Standard">C003<text:tab/><text:s text:c="3"/>Susmitha<text:tab/><text:tab/><text:tab/>55 Bombay</text:p>
      <text:p text:style-name="Standard">C004<text:tab/><text:s text:c="3"/>Basu Navindgi<text:tab/><text:tab/>45 Bombay</text:p>
      <text:p text:style-name="Standard">C005<text:tab/><text:s text:c="3"/>Ravi Sreedharan<text:tab/><text:tab/>25 Delhi</text:p>
      <text:p text:style-name="Standard">C006<text:tab/><text:s text:c="3"/>Nanda Gopal<text:tab/><text:tab/>25 Madras</text:p>
      <text:p text:style-name="Standard"/>
      <text:p text:style-name="Standard">-----QUERIES-----</text:p>
      <text:p text:style-name="Standard"/>
      <text:p text:style-name="Standard">1. List all customers in Madras.</text:p>
      <text:p text:style-name="Standard"/>
      <text:p text:style-name="Standard">SQL&gt; SELECT * FROM CUSTOMER WHERE CITY='Madras';</text:p>
      <text:p text:style-name="Standard"/>
      <text:p text:style-name="Standard">CUST_NO<text:s/><text:tab/>NAME<text:tab/><text:s text:c="17"/>AGE CITY<text:tab/><text:s text:c="5"/>PINCODE <text:s text:c="2"/>STATE</text:p>
      <text:p text:style-name="Standard">--------------- ------------------------------ ---------- ------------- ---------------</text:p>
      <text:p text:style-name="Standard">C00002<text:tab/>Vandana Saitwal <text:s text:c="4"/>35 <text:s text:c="2"/>Madras<text:tab/>780001 <text:s/>Tamilnadu</text:p>
      <text:p text:style-name="Standard">C00006<text:tab/>Rukmini<text:s text:c="18"/>25 <text:s text:c="2"/>Madras<text:tab/>780001 <text:s/>Tamilnadu</text:p>
      <text:p text:style-name="Standard"/>
      <text:p text:style-name="Standard">2. List all customer-numbers of all who purchase the product in the month of January.</text:p>
      <text:p text:style-name="Standard"/>
      <text:p text:style-name="Standard">SQL&gt; SELECT custno FROM PURCHASE WHERE orderdate&gt;='01-01-16' AND orderdate&lt;='31-01-2016';</text:p>
      <text:p text:style-name="Standard"/>
      <text:p text:style-name="Standard">CUSTNO</text:p>
      <text:p text:style-name="Standard">----------</text:p>
      <text:p text:style-name="Standard">C00002</text:p>
      <text:p text:style-name="Standard">C00003</text:p>
      <text:p text:style-name="Standard"/>
      <text:p text:style-name="Standard">3. List all the name of company whose price is greater than 5000.</text:p>
      <text:p text:style-name="Standard"/>
      <text:p text:style-name="Standard">SQL&gt; SELECT company FROM PRODUCT where price&gt;5000;</text:p>
      <text:p text:style-name="Standard"/>
      <text:p text:style-name="Standard">COMPANY</text:p>
      <text:p text:style-name="Standard">---------------</text:p>
      <text:soft-page-break/>
      <text:p text:style-name="Standard">HCL</text:p>
      <text:p text:style-name="Standard"/>
      <text:p text:style-name="Standard">4. List all the customers whose name is not beginning with ‘r’?</text:p>
      <text:p text:style-name="Standard">SQL&gt; SELECT name FROM CUSTOMER WHERE name NOT LIKE 'R%'; <text:s text:c="3"/></text:p>
      <text:p text:style-name="Standard"/>
      <text:p text:style-name="Standard">NAME</text:p>
      <text:p text:style-name="Standard">--------------------</text:p>
      <text:p text:style-name="Standard">Ivan Bayross</text:p>
      <text:p text:style-name="Standard">Vandana Saitwal</text:p>
      <text:p text:style-name="Standard">Pramada Jaguste</text:p>
      <text:p text:style-name="Standard">Basu Navindgi</text:p>
      <text:p text:style-name="Standard"/>
      <text:p text:style-name="Standard">5. Add email field into the customer table.</text:p>
      <text:p text:style-name="Standard"/>
      <text:p text:style-name="Standard">SQL&gt;<text:s/>ALTER TABLE CUSTOMER ADD email varchar(10);</text:p>
      <text:p text:style-name="Standard"/>
      <text:p text:style-name="Standard">Table altered.</text:p>
      <text:p text:style-name="Standard"/>
      <text:p text:style-name="Standard">SQL&gt; desc CUSTOMER;</text:p>
      <text:p text:style-name="Standard"><text:s/>Name<text:tab/><text:tab/><text:tab/><text:tab/><text:tab/><text:s text:c="3"/>Null? <text:s text:c="11"/>Type</text:p>
      <text:p text:style-name="Standard"><text:s/>----------------------------------------- -------- ----------------------------</text:p>
      <text:p text:style-name="Standard"><text:s/>CUST_NO<text:tab/><text:tab/><text:tab/><text:tab/><text:s text:c="3"/>NOT NULL VARCHAR2(15)</text:p>
      <text:p text:style-name="Standard"><text:s/>NAME<text:tab/><text:tab/><text:tab/><text:tab/><text:s text:c="3"/>NOT NULL<text:s/>VARCHAR2(20)</text:p>
      <text:p text:style-name="Standard"><text:s/>AGE<text:tab/><text:tab/><text:tab/><text:tab/><text:tab/><text:s text:c="3"/>NOT NULL NUMBER(3)</text:p>
      <text:p text:style-name="Standard"><text:s/>CITY<text:tab/><text:tab/><text:tab/><text:tab/><text:tab/><text:s text:c="3"/>NOT NULL VARCHAR2(20)</text:p>
      <text:p text:style-name="Standard"><text:s/>PINCODE<text:tab/><text:tab/><text:tab/><text:tab/><text:s text:c="3"/>NOT NULL NUMBER(10)</text:p>
      <text:p text:style-name="Standard"><text:s/>STATE<text:tab/><text:tab/><text:tab/><text:tab/><text:s text:c="3"/>NOT NULL VARCHAR2(15)</text:p>
      <text:p text:style-name="Standard"><text:s/>EMAIL<text:tab/><text:tab/><text:tab/><text:tab/><text:tab/><text:tab/>VARCHAR2(10)</text:p>
      <text:p text:style-name="Standard"/>
      <text:p text:style-name="Standard">6. List all the customers whose age is greater than 40 in Maharashtra.</text:p>
      <text:p text:style-name="Standard"/>
      <text:p text:style-name="Standard">SQL&gt; SELECT * FROM CUSTOMER WHERE age&gt;40 AND state='Maharashtra';</text:p>
      <text:p text:style-name="Standard"/>
      <text:p text:style-name="Standard">CUST_NO<text:s/><text:tab/>NAME<text:tab/><text:s text:c="17"/>AGE CITY<text:tab/><text:s text:c="5"/>PINCODE <text:s text:c="2"/>STATE</text:p>
      <text:p text:style-name="Standard">--------------- ------------------------------ ---------- ------------- ---------------</text:p>
      <text:p text:style-name="Standard">C00003<text:tab/>Pramada Jaguste <text:s text:c="4"/>55 <text:s text:c="2"/>Bombay<text:tab/>400057 <text:s/>Maharashtra</text:p>
      <text:p text:style-name="Standard">C00004<text:tab/>Basu Navindgi <text:s text:c="7"/>45 <text:s text:c="2"/>Bombay<text:tab/>400056 <text:s/>Maharashtra</text:p>
      <text:p text:style-name="Standard"/>
      <text:p text:style-name="Standard">7. Display the company’s name in the increasing order<text:s/>of price.</text:p>
      <text:p text:style-name="Standard"/>
      <text:p text:style-name="Standard">SQL&gt;<text:s/>SELECT company, price FROM PRODUCT ORDER BY price;</text:p>
      <text:p text:style-name="Standard"/>
      <text:p text:style-name="Standard">COMPANY<text:s/><text:tab/><text:s text:c="5"/>PRICE</text:p>
      <text:p text:style-name="Standard">--------------- ----------</text:p>
      <text:p text:style-name="Standard">Wipro<text:tab/><text:tab/><text:s text:c="7"/>999</text:p>
      <text:p text:style-name="Standard">Dell<text:tab/><text:tab/><text:s text:c="6"/>1560</text:p>
      <text:p text:style-name="Standard">HCL<text:tab/><text:tab/><text:s text:c="6"/>1690</text:p>
      <text:p text:style-name="Standard">Wipro<text:tab/><text:tab/><text:s text:c="6"/>5000</text:p>
      <text:p text:style-name="Standard">HCL<text:tab/><text:tab/><text:s text:c="5"/>11000</text:p>
      <text:p text:style-name="Standard"/>
      <text:p text:style-name="Standard">8. Calculate the average age of customers from table ‘Customer’.</text:p>
      <text:p text:style-name="Standard"/>
      <text:soft-page-break/>
      <text:p text:style-name="Standard">SQL&gt;<text:s/>SELECT AVG(age) as avg_age FROM CUSTOMER;</text:p>
      <text:p text:style-name="Standard"/>
      <text:p text:style-name="Standard"/>
      <text:p text:style-name="Standard">AVG_AGE</text:p>
      <text:p text:style-name="Standard">----------</text:p>
      <text:p text:style-name="Standard">36.6666667</text:p>
      <text:p text:style-name="Standard"/>
      <text:p text:style-name="Standard">9. List cities of customers from states Maharashtra &amp; Tamil Nadu.</text:p>
      <text:p text:style-name="Standard"/>
      <text:p text:style-name="Standard">SQL&gt; SELECT DISTINCT(city) FROM CUSTOMER WHERE state in ('Maharashtra','Tamilnadu');</text:p>
      <text:p text:style-name="Standard"/>
      <text:p text:style-name="Standard">CITY</text:p>
      <text:p text:style-name="Standard">--------------------</text:p>
      <text:p text:style-name="Standard">Bombay</text:p>
      <text:p text:style-name="Standard">Madras</text:p>
      <text:p text:style-name="Standard"/>
      <text:p text:style-name="Standard">10. Find average price from table product.</text:p>
      <text:p text:style-name="Standard"/>
      <text:p text:style-name="Standard">SQL&gt;<text:s/>SELECT AVG(price) as avg_price FROM PRODUCT;</text:p>
      <text:p text:style-name="Standard"/>
      <text:p text:style-name="Standard">AVG_PRICE</text:p>
      <text:p text:style-name="Standard">----------</text:p>
      <text:p text:style-name="Standard"><text:s/>4049.8</text:p>
      <text:p text:style-name="Standard"/>
      <text:p text:style-name="Standard">11. List all customer nos in the increasing order of quantity from table purchase.</text:p>
      <text:p text:style-name="Standard"/>
      <text:p text:style-name="Standard">SQL&gt; SELECT custno,quantity FROM PURCHASE ORDER BY quantity;</text:p>
      <text:p text:style-name="Standard"/>
      <text:p text:style-name="Standard">CUSTNO<text:tab/><text:s text:c="5"/>QUANTITY</text:p>
      <text:p text:style-name="Standard">---------- <text:s/><text:s text:c="14"/>----------</text:p>
      <text:p text:style-name="Standard">C00003<text:tab/><text:tab/><text:s text:c="4"/>1</text:p>
      <text:p text:style-name="Standard">C00005<text:tab/><text:tab/><text:s text:c="4"/>1</text:p>
      <text:p text:style-name="Standard">C00002<text:tab/><text:tab/><text:s text:c="4"/>2</text:p>
      <text:p text:style-name="Standard">C00004<text:tab/><text:tab/><text:s text:c="4"/>2</text:p>
      <text:p text:style-name="Standard">C00006<text:tab/><text:tab/><text:s text:c="4"/>3</text:p>
      <text:p text:style-name="Standard">C00003<text:tab/><text:tab/><text:s text:c="4"/>4</text:p>
      <text:p text:style-name="Standard"/>
      <text:p text:style-name="Standard">12. Update product number of customer number ‘C00003’ to ‘P00008’.</text:p>
      <text:p text:style-name="Standard"/>
      <text:p text:style-name="Standard">SQL&gt; INSERT INTO PRODUCT VALUES('P00008','DUMMY','DUMMY',9999);</text:p>
      <text:p text:style-name="Standard"/>
      <text:p text:style-name="Standard">1 row created.</text:p>
      <text:p text:style-name="Standard"/>
      <text:p text:style-name="Standard">SQL&gt; SELECT * FROM PRODUCT WHERE product_no='P00008';</text:p>
      <text:p text:style-name="Standard"/>
      <text:p text:style-name="Standard">PRODUCT_NO<text:tab/>DESCRIPTION<text:tab/><text:s text:c="5"/>COMPANY<text:s/><text:tab/><text:s text:c="3"/>PRICE</text:p>
      <text:p text:style-name="Standard">--------------- <text:s text:c="14"/>-------------------- <text:s text:c="13"/>--------------- <text:s text:c="13"/>----------</text:p>
      <text:p text:style-name="Standard">P00008<text:tab/><text:tab/>DUMMY<text:tab/><text:tab/><text:s text:c="5"/>DUMMY<text:tab/><text:tab/><text:s text:c="3"/>9999</text:p>
      <text:p text:style-name="Standard"/>
      <text:p text:style-name="Standard">SQL&gt;<text:s/>UPDATE PURCHASE SET prodno='P00008' WHERE custno='C00003';</text:p>
      <text:p text:style-name="Standard"/>
      <text:soft-page-break/>
      <text:p text:style-name="Standard">2 rows updated.</text:p>
      <text:p text:style-name="Standard"/>
      <text:p text:style-name="Standard"/>
      <text:p text:style-name="Standard">SQL&gt; SELECT * FROM PURCHASE;</text:p>
      <text:p text:style-name="Standard"/>
      <text:p text:style-name="Standard">ORDER_NO <text:s text:c="2"/>CUSTNO <text:s text:c="4"/>PRODNO<text:tab/><text:s text:c="3"/>QUANTITY ORDERDAT</text:p>
      <text:p text:style-name="Standard">---------- <text:s text:c="11"/>---------- <text:s text:c="5"/>---------- <text:s text:c="15"/>---------- <text:s text:c="8"/>--------</text:p>
      <text:p text:style-name="Standard">O00001<text:tab/><text:s text:c="3"/>C00002 <text:s text:c="4"/>P00003<text:tab/><text:tab/><text:s text:c="8"/>2<text:s/><text:tab/><text:tab/>20-01-16</text:p>
      <text:p text:style-name="Standard">O00002<text:tab/><text:s text:c="3"/>C00003 <text:s text:c="4"/>P00008<text:tab/><text:tab/><text:s text:c="8"/>1<text:s/><text:tab/><text:tab/>27-01-16</text:p>
      <text:p text:style-name="Standard">O00003<text:tab/><text:s text:c="3"/>C00006 <text:s text:c="4"/>P00001<text:tab/><text:tab/><text:s text:c="8"/>3<text:s/><text:tab/><text:tab/>20-02-16</text:p>
      <text:p text:style-name="Standard">O00004<text:tab/><text:s text:c="3"/>C00003 <text:s text:c="4"/>P00008<text:tab/><text:tab/><text:s text:c="8"/>4<text:s/><text:tab/><text:tab/>07-04-16</text:p>
      <text:p text:style-name="Standard">O00005<text:tab/><text:s text:c="3"/>C00004 <text:s text:c="4"/>P00002<text:tab/><text:tab/><text:s text:c="8"/>2<text:s/><text:tab/><text:tab/>22-05-16</text:p>
      <text:p text:style-name="Standard">O00006<text:tab/><text:s text:c="3"/>C00005 <text:s text:c="4"/>P00004<text:tab/><text:tab/><text:s text:c="8"/>1<text:s/><text:tab/><text:tab/>26-05-16</text:p>
      <text:p text:style-name="Standard"/>
      <text:p text:style-name="Standard">13. Find the number of customers from city ‘Delhi’.</text:p>
      <text:p text:style-name="Standard"/>
      <text:p text:style-name="Standard">SQL&gt; SELECT COUNT(*) AS DELHI_CUST FROM CUSTOMER WHERE city='Delhi';</text:p>
      <text:p text:style-name="Standard"/>
      <text:p text:style-name="Standard">DELHI_CUST</text:p>
      <text:p text:style-name="Standard">----------</text:p>
      <text:p text:style-name="Standard"><text:tab/><text:s/>1</text:p>
      <text:p text:style-name="Standard"/>
      <text:p text:style-name="Standard">14. List customer number of all customers who have purchased more<text:s/>than 3 items.</text:p>
      <text:p text:style-name="Standard"/>
      <text:p text:style-name="Standard">SQL&gt;<text:s/>SELECT custno,quantity FROM PURCHASE where quantity&gt;3;</text:p>
      <text:p text:style-name="Standard"/>
      <text:p text:style-name="Standard">CUSTNO<text:tab/><text:s text:c="5"/>QUANTITY</text:p>
      <text:p text:style-name="Standard">---------- ----------</text:p>
      <text:p text:style-name="Standard">C00003<text:tab/><text:tab/><text:s text:c="4"/>4</text:p>
      <text:p text:style-name="Standard"/>
      <text:p text:style-name="Standard">16. Find min and max price from product table.</text:p>
      <text:p text:style-name="Standard"/>
      <text:p text:style-name="Standard">SQL&gt; SELECT MIN(price) AS min_price, MAX(price) AS max_price FROM PRODUCT;</text:p>
      <text:p text:style-name="Standard"/>
      <text:p text:style-name="Standard">MIN_PRICE <text:s/>MAX_PRICE</text:p>
      <text:p text:style-name="Standard">----------<text:s/><text:tab/>----------</text:p>
      <text:p text:style-name="Standard"><text:s text:c="7"/>999<text:tab/>11000</text:p>
      <text:p text:style-name="Standard"/>
      <text:p text:style-name="Standard">17. Find number of products by Wipro and HCL separately.</text:p>
      <text:p text:style-name="Standard"/>
      <text:p text:style-name="Standard">SQL&gt; SELECT company, COUNT(product_no) AS no_of_products FROM PRODUCT where company in ('HCL','Wipro') GROUP BY company;</text:p>
      <text:p text:style-name="Standard"/>
      <text:p text:style-name="Standard">COMPANY<text:s/><text:tab/>NO_OF_PRODUCTS</text:p>
      <text:p text:style-name="Standard">---------------<text:s/><text:tab/>--------------</text:p>
      <text:p text:style-name="Standard">Wipro<text:tab/><text:tab/><text:tab/><text:s text:c="5"/>2</text:p>
      <text:p text:style-name="Standard">HCL<text:tab/><text:tab/><text:tab/><text:s text:c="5"/>2</text:p>
      <text:p text:style-name="Standard"/>
      <text:p text:style-name="Standard">18. List all customers in alphabetical order.</text:p>
      <text:p text:style-name="Standard"/>
      <text:p text:style-name="Standard">SQL&gt; SELECT name AS customer_name FROM CUSTOMER ORDER BY name ASC;</text:p>
      <text:p text:style-name="Standard"/>
      <text:soft-page-break/>
      <text:p text:style-name="Standard">CUSTOMER_NAME</text:p>
      <text:p text:style-name="Standard">--------------------</text:p>
      <text:p text:style-name="Standard">Basu Navindgi</text:p>
      <text:p text:style-name="Standard">Ivan Bayross</text:p>
      <text:p text:style-name="Standard">Pramada Jaguste</text:p>
      <text:p text:style-name="Standard">Ravi<text:s/>Sreedharan</text:p>
      <text:p text:style-name="Standard">Rukmini</text:p>
      <text:p text:style-name="Standard">Vandana Saitwal</text:p>
      <text:p text:style-name="Standard"/>
      <text:p text:style-name="Standard">19. Sort the content of purchase table in descending order of date.</text:p>
      <text:p text:style-name="Standard"/>
      <text:p text:style-name="Standard">SQL&gt; SELECT * FROM PURCHASE ORDER BY orderdate DESC;</text:p>
      <text:p text:style-name="Standard"/>
      <text:p text:style-name="Standard">ORDER_NO <text:s text:c="2"/>CUSTNO <text:s text:c="4"/>PRODNO <text:s text:c="7"/>QUANTITY <text:s text:c="3"/>ORDERDAT</text:p>
      <text:p text:style-name="Standard">----------<text:s/><text:tab/><text:s/>---------- <text:s text:c="7"/>---------- <text:s text:c="10"/>---------- <text:s text:c="10"/>--------</text:p>
      <text:p text:style-name="Standard">O00006<text:tab/><text:s text:c="3"/>C00005 <text:s text:c="4"/>P00004<text:tab/><text:tab/><text:s text:c="2"/>1<text:s/><text:tab/><text:tab/>26-05-16</text:p>
      <text:p text:style-name="Standard">O00005<text:tab/><text:s text:c="3"/>C00004 <text:s text:c="4"/>P00002<text:tab/><text:tab/><text:s text:c="2"/>2<text:s/><text:tab/><text:tab/>22-05-16</text:p>
      <text:p text:style-name="Standard">O00004<text:tab/><text:s text:c="3"/>C00003 <text:s text:c="4"/>P00005<text:tab/><text:tab/><text:s text:c="2"/>4<text:s/><text:tab/><text:tab/>07-04-16</text:p>
      <text:p text:style-name="Standard">O00003<text:tab/><text:s text:c="3"/>C00006 <text:s text:c="4"/>P00001<text:tab/><text:tab/><text:s text:c="2"/>3<text:s/><text:tab/><text:tab/>20-02-16</text:p>
      <text:p text:style-name="Standard">O00002<text:tab/><text:s text:c="3"/>C00003 <text:s text:c="4"/>P00002<text:tab/><text:tab/><text:s text:c="2"/>1<text:s/><text:tab/><text:tab/>27-01-16</text:p>
      <text:p text:style-name="Standard">O00001<text:tab/><text:s text:c="3"/>C00002 <text:s text:c="4"/>P00003<text:tab/><text:tab/><text:s text:c="2"/>2<text:s/><text:tab/><text:tab/>20-01-16</text:p>
      <text:p text:style-name="Standard"/>
      <text:p text:style-name="Standard">20. Delete the product with product_no=P00003.</text:p>
      <text:p text:style-name="Standard"/>
      <text:p text:style-name="Standard">SQL&gt; DELETE FROM PURCHASE WHERE prodno='P00003';</text:p>
      <text:p text:style-name="Standard"/>
      <text:p text:style-name="Standard">1 row deleted.</text:p>
      <text:p text:style-name="Standard"/>
      <text:p text:style-name="Standard">SQL&gt; DELETE FROM PRODUCT WHERE product_no='P00003';</text:p>
      <text:p text:style-name="Standard"/>
      <text:p text:style-name="Standard">1 row deleted.</text:p>
      <text:p text:style-name="Standard"/>
      <text:p text:style-name="Standard">SQL&gt;<text:s/>SELECT * FROM PRODUCT;</text:p>
      <text:p text:style-name="Standard"/>
      <text:p text:style-name="Standard">PRODUCT_NO<text:tab/>DESCRIPTION<text:tab/>COMPANY<text:tab/><text:tab/>PRICE</text:p>
      <text:p text:style-name="Standard">---------------<text:s/><text:tab/><text:tab/>--------------------<text:s/><text:tab/>---------------<text:s/><text:tab/><text:tab/>----------</text:p>
      <text:p text:style-name="Standard">P00001<text:tab/><text:tab/>12 W Flood Light <text:s text:c="4"/><text:tab/>Wipro<text:tab/><text:tab/><text:s text:c="3"/><text:tab/>5000</text:p>
      <text:p text:style-name="Standard">P00002<text:tab/><text:tab/>Laptop Adapter<text:tab/>Dell<text:tab/><text:tab/><text:s text:c="3"/><text:tab/>1560</text:p>
      <text:p text:style-name="Standard">P00004<text:tab/><text:tab/>Garnet 50W led<text:tab/>Wipro<text:tab/><text:tab/><text:s text:c="4"/><text:tab/>999</text:p>
      <text:p text:style-name="Standard">P00005<text:tab/><text:tab/>Laptop Charger<text:tab/>HCL<text:tab/><text:tab/><text:s text:c="3"/><text:tab/>1690</text:p>
      <text:p text:style-name="Standard"/>
      <text:p text:style-name="Standard">21. Copy the contents of field order_no and orderdate of purchase table into new table.</text:p>
      <text:p text:style-name="Standard"/>
      <text:p text:style-name="Standard">SQL&gt; CREATE TABLE ordertable(order_no varchar(7), orderdate DATE);</text:p>
      <text:p text:style-name="Standard"/>
      <text:p text:style-name="Standard">Table created.</text:p>
      <text:p text:style-name="Standard"/>
      <text:p text:style-name="Standard">SQL&gt; INSERT INTO ordertable(order_no, orderdate) SELECT order_no, orderdate FROM PURCHASE;</text:p>
      <text:p text:style-name="Standard"/>
      <text:p text:style-name="Standard">6 rows created.</text:p>
      <text:p text:style-name="Standard"/>
      <text:soft-page-break/>
      <text:p text:style-name="Standard">SQL&gt; SELECT * FROM ordertable;</text:p>
      <text:p text:style-name="Standard"/>
      <text:p text:style-name="Standard">ORDER_N <text:s text:c="4"/>ORDERDAT</text:p>
      <text:p text:style-name="Standard">-------<text:s/><text:tab/><text:s text:c="12"/>--------</text:p>
      <text:p text:style-name="Standard">O00001<text:tab/>20-01-16</text:p>
      <text:p text:style-name="Standard">O00002<text:tab/>27-01-16</text:p>
      <text:p text:style-name="Standard">O00003<text:tab/>20-02-16</text:p>
      <text:p text:style-name="Standard">O00004<text:tab/>07-04-16</text:p>
      <text:p text:style-name="Standard">O00005<text:tab/>22-05-16</text:p>
      <text:p text:style-name="Standard">O00006<text:tab/>26-05-16</text:p>
      <text:p text:style-name="Standard"/>
      <text:p text:style-name="Standard">6 rows<text:s/>selected.</text:p>
      <text:p text:style-name="Standard"/>
      <text:p text:style-name="Standard">22. Delete the newly created table.</text:p>
      <text:p text:style-name="Standard"/>
      <text:p text:style-name="Standard">SQL&gt; DROP TABLE ordertable;</text:p>
      <text:p text:style-name="Standard"/>
      <text:p text:style-name="Standard">Table dropped.</text:p>
      <text:p text:style-name="Standard"/>
      <text:p text:style-name="Standard">SQL&gt; desc ordertable;</text:p>
      <text:p text:style-name="Standard">ERROR:</text:p>
      <text:p text:style-name="Standard">ORA-04043: object ordertable does not exist</text:p>
      <text:p text:style-name="Standard"/>
      <text:p text:style-name="Standard">23. Create view of customer table.</text:p>
      <text:p text:style-name="Standard"/>
      <text:p text:style-name="Standard">(connect sys as sysdba;</text:p>
      <text:p text:style-name="Standard">grant create any view to user_name;</text:p>
      <text:p text:style-name="Standard">connect user_name;)</text:p>
      <text:p text:style-name="Standard"/>
      <text:p text:style-name="Standard">SQL&gt; create view CUSTOMER_VIEW as SELECT * FROM CUSTOMER;</text:p>
      <text:p text:style-name="Standard"/>
      <text:p text:style-name="Standard">View created.</text:p>
      <text:p text:style-name="Standard"/>
      <text:p text:style-name="Standard">SQL&gt; SELECT * FROM TAB; <text:s text:c="4"/></text:p>
      <text:p text:style-name="Standard"/>
      <text:p text:style-name="Standard">TNAME<text:s/><text:tab/><text:tab/><text:s text:c="5"/>TABTYPE<text:tab/>CLUSTERID</text:p>
      <text:p text:style-name="Standard">------------------------------ -------<text:s/><text:tab/>----------</text:p>
      <text:p text:style-name="Standard">CUSTOMER<text:tab/><text:tab/><text:s text:c="7"/>TABLE</text:p>
      <text:p text:style-name="Standard">CUSTOMER_VIEW<text:tab/><text:s text:c="7"/>VIEW</text:p>
      <text:p text:style-name="Standard">PRODUCT<text:s/><text:tab/><text:tab/><text:s text:c="7"/>TABLE</text:p>
      <text:p text:style-name="Standard">PURCHASE<text:tab/><text:tab/><text:s text:c="7"/>TABLE</text:p>
      <text:p text:style-name="Standard">STUDENT<text:s/><text:tab/><text:tab/><text:s text:c="7"/>TABLE</text:p>
      <text:p text:style-name="Standard">SUPPLIER<text:tab/><text:tab/><text:s text:c="7"/>TABLE</text:p>
      <text:p text:style-name="Standard"/>
      <text:p text:style-name="Standard">24. List names of customers who have placed more than one order.</text:p>
      <text:p text:style-name="Standard"/>
      <text:p text:style-name="Standard">SQL&gt;<text:s/>SELECT name FROM CUSTOMER WHERE cust_no in(SELECT custno FROM PURCHASE WHERE quantity&gt;1);</text:p>
      <text:p text:style-name="Standard"/>
      <text:p text:style-name="Standard">NAME</text:p>
      <text:p text:style-name="Standard">--------------------</text:p>
      <text:p text:style-name="Standard">Vandana Saitwal</text:p>
      <text:soft-page-break/>
      <text:p text:style-name="Standard">Rukmini</text:p>
      <text:p text:style-name="Standard">Pramada Jaguste</text:p>
      <text:p text:style-name="Standard">Basu Navindgi</text:p>
      <text:p text:style-name="Standard"/>
      <text:p text:style-name="Standard">SQL&gt; SELECT name FROM CUSTOMER WHERE cust_no IN(SELECT custno FROM PURCHASE GROUP BY custno HAVING COUNT(*)&gt;1);</text:p>
      <text:p text:style-name="Standard"/>
      <text:p text:style-name="Standard">NAME</text:p>
      <text:p text:style-name="Standard">--------------------</text:p>
      <text:p text:style-name="Standard">Pramada Jaguste</text:p>
      <text:p text:style-name="Standard"/>
      <text:p text:style-name="Standard">25. Retrieve transaction details of customer who lives in same city, obtain the result through self-join and correlated join.</text:p>
      <text:p text:style-name="Standard"/>
      <text:p text:style-name="Standard">SQL&gt; SELECT * FROM PURCHASE WHERE PURCHASE.custno IN (SELECT A.cust_no FROM CUSTOMER A JOIN CUSTOMER B ON A.city=B.city AND A.name&lt;&gt;B.name);</text:p>
      <text:p text:style-name="Standard"/>
      <text:p text:style-name="Standard">ORDER_NO <text:s/>CUSTNO <text:s text:c="6"/>PRODNO<text:tab/>QUANTITY <text:s text:c="2"/>ORDERDAT</text:p>
      <text:p text:style-name="Standard">----------<text:s/><text:tab/>----------<text:s/><text:tab/>----------<text:s/><text:tab/>----------<text:s/><text:tab/>--------</text:p>
      <text:p text:style-name="Standard">O00005<text:tab/>C00004 <text:s text:c="10"/>P00002<text:tab/>2<text:s/><text:tab/><text:tab/>22-05-16</text:p>
      <text:p text:style-name="Standard">O00004<text:tab/>C00003<text:s/><text:s text:c="10"/>P00005<text:tab/>4<text:s/><text:tab/><text:tab/>07-04-16</text:p>
      <text:p text:style-name="Standard">O00002<text:tab/>C00003 <text:s text:c="10"/>P00002<text:tab/>1<text:s/><text:tab/><text:tab/>27-01-16</text:p>
      <text:p text:style-name="Standard">O00003<text:tab/>C00006 <text:s text:c="10"/>P00001<text:tab/>3<text:s/><text:tab/><text:tab/>20-02-16</text:p>
      <text:p text:style-name="Standard">O00001<text:tab/>C00002 <text:s text:c="10"/>P00003<text:tab/>2<text:s/><text:tab/><text:tab/>20-01-16</text:p>
      <text:p text:style-name="Standard"/>
      <text:p text:style-name="Standard">26. Retrieve customer names starting with ‘R’.</text:p>
      <text:p text:style-name="Standard"/>
      <text:p text:style-name="Standard">SQL&gt; SELECT name FROM CUSTOMER WHERE name LIKE 'R%';</text:p>
      <text:p text:style-name="Standard"/>
      <text:p text:style-name="Standard">NAME</text:p>
      <text:p text:style-name="Standard">--------------------</text:p>
      <text:p text:style-name="Standard">Ravi Sreedharan</text:p>
      <text:p text:style-name="Standard">Rukmini</text:p>
      <text:p text:style-name="Standard"/>
      <text:p text:style-name="Standard">27. List names of persons who are either a supplier or a customer.</text:p>
      <text:p text:style-name="Standard"/>
      <text:p text:style-name="Standard">SQL&gt; SELECT DISTINCT(name) AS NAME FROM (SELECT name FROM CUSTOMER UNION SELECT sname AS name FROM SUPPLIER);</text:p>
      <text:p text:style-name="Standard"/>
      <text:p text:style-name="Standard">NAME</text:p>
      <text:p text:style-name="Standard">--------------------</text:p>
      <text:p text:style-name="Standard">Basu Navindgi</text:p>
      <text:p text:style-name="Standard">Ivan Bayross</text:p>
      <text:p text:style-name="Standard">Nanda Gopal</text:p>
      <text:p text:style-name="Standard">Nirmala Agarwal</text:p>
      <text:p text:style-name="Standard">Pramada Jaguste</text:p>
      <text:p text:style-name="Standard">Ravi Sreedharan</text:p>
      <text:p text:style-name="Standard">Rukmini</text:p>
      <text:p text:style-name="Standard">Susmitha</text:p>
      <text:p text:style-name="Standard">Vandana Saitwal</text:p>
      <text:p text:style-name="Standard"/>
      <text:p text:style-name="Standard">15. Modify the structure of orderdate field in the purchase table into character.</text:p>
      <text:p text:style-name="Standard"/>
      <text:p text:style-name="Standard">SQL&gt;<text:s/>TRUNCATE TABLE PURCHASE;</text:p>
      <text:p text:style-name="Standard"/>
      <text:p text:style-name="Standard">Table truncated.</text:p>
      <text:p text:style-name="Standard"/>
      <text:p text:style-name="Standard">SQL&gt; select * from purchase;</text:p>
      <text:p text:style-name="Standard"/>
      <text:p text:style-name="Standard">no rows selected</text:p>
      <text:p text:style-name="Standard"/>
      <text:p text:style-name="Standard">SQL&gt; ALTER TABLE PURCHASE MODIFY ORDERDATE VARCHAR(11);</text:p>
      <text:p text:style-name="Standard"/>
      <text:p text:style-name="Standard">Table altered.</text:p>
      <text:p text:style-name="Standard"/>
      <text:p text:style-name="Standard">SQL&gt; DESC PURCHASE;</text:p>
      <text:p text:style-name="Standard"><text:s/>Name<text:tab/><text:tab/><text:tab/><text:tab/><text:tab/>Null? <text:s text:c="11"/>Type</text:p>
      <text:p text:style-name="Standard"><text:s/>-----------------------------------------<text:s/><text:tab/>-------- <text:s text:c="9"/>----------------------------</text:p>
      <text:p text:style-name="Standard"><text:s/>ORDER_NO<text:tab/><text:tab/><text:tab/><text:tab/>NOT NULL VARCHAR2(10)</text:p>
      <text:p text:style-name="Standard"><text:s/>CUSTNO<text:s/><text:tab/><text:tab/><text:tab/><text:tab/>NOT NULL VARCHAR2(10)</text:p>
      <text:p text:style-name="Standard"><text:s/>PRODNO<text:s/><text:tab/><text:tab/><text:tab/><text:tab/>NOT NULL VARCHAR2(10)</text:p>
      <text:p text:style-name="Standard"><text:s/>QUANTITY<text:tab/><text:tab/><text:tab/><text:tab/>NOT NULL NUMBER(2)</text:p>
      <text:p text:style-name="Standard"><text:s/>ORDERDATE<text:tab/><text:tab/><text:tab/><text:tab/><text:tab/><text:s text:c="4"/>VARCHAR2(11)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dhu Pillai</dc:creator>
    <meta:creation-date>2021-11-24T13:09:00Z</meta:creation-date>
    <dc:date>2022-12-25T14:48:00Z</dc:date>
    <meta:template xlink:href="Normal" xlink:type="simple"/>
    <meta:editing-cycles>15</meta:editing-cycles>
    <meta:editing-duration>PT6960S</meta:editing-duration>
    <meta:document-statistic meta:page-count="10" meta:paragraph-count="29" meta:word-count="2170" meta:character-count="14514" meta:row-count="103" meta:non-whitespace-character-count="12373"/>
  </office:meta>
</office:document-meta>
</file>